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6.285cm"/>
    </style:style>
    <style:style style:name="co5" style:family="table-column">
      <style:table-column-properties fo:break-before="auto" style:column-width="17.314cm"/>
    </style:style>
    <style:style style:name="co6" style:family="table-column">
      <style:table-column-properties fo:break-before="auto" style:column-width="12.049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fo:background-color="#e6e6e6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fo:background-color="#e6e6e6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2.01pt solid #4c4c4c" fo:background-color="#e6e6e6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808080" fo:background-color="#e6e6e6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fo:background-color="#e6e6e6" style:text-align-source="fix" style:repeat-content="false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IX : Analyse spatiale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6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4" office:value-type="string" calcext:value-type="string">
            <text:p>Site internet de l'organisme producteur</text:p>
          </table:table-cell>
          <table:table-cell table:style-name="ce17" office:value-type="string" calcext:value-type="string">
            <text:p>URL ou fichier de métadonnée</text:p>
          </table:table-cell>
          <table:table-cell table:style-name="ce22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mmunes_22_35_osm.shp</text:p>
          </table:table-cell>
          <table:table-cell table:style-name="ce10" office:value-type="string" calcext:value-type="string">
            <text:p>OSM</text:p>
          </table:table-cell>
          <table:table-cell table:style-name="ce10" office:value-type="string" calcext:value-type="string">
            <text:p><text:a xlink:href="http://openstreetmap.org/" xlink:type="simple">http://openstreetmap.org/</text:a></text:p>
          </table:table-cell>
          <table:table-cell table:style-name="ce18" office:value-type="string" calcext:value-type="string">
            <text:p><text:a xlink:href="http://wiki.openstreetmap.org/wiki/WikiProject_France/Fonds_de_cartes/Contours_de_Communes_au_format_vecteur" xlink:type="simple">http://wiki.openstreetmap.org/wiki/WikiProject_France/Fonds_de_cartes/Contours_de_Communes_au_format_vecteur</text:a></text:p>
          </table:table-cell>
          <table:table-cell table:style-name="ce23" office:value-type="string" calcext:value-type="string">
            <text:p>Fusion des 2 couches des départements 22 et 35, versions du 29 juin 2014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COURS_D_EAU_NTFL2.shp</text:p>
          </table:table-cell>
          <table:table-cell table:style-name="ce11" office:value-type="string" calcext:value-type="string">
            <text:p>Sandre (BD Carthage)</text:p>
          </table:table-cell>
          <table:table-cell table:style-name="ce11" office:value-type="string" calcext:value-type="string">
            <text:p><text:a xlink:href="http://www.sandre.eaufrance.fr/" xlink:type="simple">http://www.sandre.eaufrance.fr/</text:a></text:p>
          </table:table-cell>
          <table:table-cell table:style-name="ce19" office:value-type="string" calcext:value-type="string">
            <text:p><text:a xlink:href="http://www.sandre.eaufrance.fr/atlascatalogue/?telecharger&amp;uuid=3409c9c3-9836-43be-bac3-b110c82b3a25#meta1" xlink:type="simple">http://www.sandre.eaufrance.fr/atlascatalogue/?telecharger&amp;uuid=3409c9c3-9836-43be-bac3-b110c82b3a25#meta1</text:a></text:p>
          </table:table-cell>
          <table:table-cell table:style-name="ce24" office:value-type="string" calcext:value-type="string">
            <text:p>Sélection des cours d'eau de classe 1 et 2, passage en NTF L2 (code EPSG 27572)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echantillons_jam.shp</text:p>
          </table:table-cell>
          <table:table-cell table:style-name="ce11" office:value-type="string" calcext:value-type="string">
            <text:p>adess</text:p>
          </table:table-cell>
          <table:table-cell table:style-name="ce11" office:value-type="string" calcext:value-type="string">
            <text:p><text:a xlink:href="http://www.ades.cnrs.fr/" xlink:type="simple">http://www.ades.cnrs.fr</text:a></text:p>
          </table:table-cell>
          <table:table-cell table:style-name="ce19"/>
          <table:table-cell table:style-name="ce24" office:value-type="string" calcext:value-type="string">
            <text:p>Création de points sur le territoire de la Jamaïque, choisis de manière à avoir des altitudes variées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srtm_21_09.tif</text:p>
          </table:table-cell>
          <table:table-cell table:style-name="ce12" office:value-type="string" calcext:value-type="string">
            <text:p>USGS/NASA, CIAT</text:p>
          </table:table-cell>
          <table:table-cell table:style-name="ce12" office:value-type="string" calcext:value-type="string">
            <text:p><text:a xlink:href="http://srtm.csi.cgiar.org/" xlink:type="simple">http://srtm.csi.cgiar.org</text:a></text:p>
          </table:table-cell>
          <table:table-cell table:style-name="ce20" office:value-type="string" calcext:value-type="string">
            <text:p>srtm_21_09_readme.txt</text:p>
          </table:table-cell>
          <table:table-cell table:style-name="ce25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0:00:01.751386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43:15.780731120</dc:date>
    <dc:creator>Julie </dc:creator>
    <meta:editing-duration>PT15H56M31S</meta:editing-duration>
    <meta:editing-cycles>94</meta:editing-cycles>
    <meta:generator>LibreOffice/4.1.3.2$Linux_x86 LibreOffice_project/410m0$Build-2</meta:generator>
    <meta:document-statistic meta:table-count="1" meta:cell-count="25" meta:object-count="0"/>
  </office:meta>
</office:document-meta>
</file>